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UKIJ CJK" svg:font-family="'UKIJ CJK'" style:font-family-generic="system" style:font-pitch="variable"/>
  </office:font-face-decls>
  <office:automatic-styles>
    <style:style style:name="co1" style:family="table-column">
      <style:table-column-properties fo:break-before="auto" style:column-width="24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0"/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ce2"/>
        <table:table-column table:style-name="co2" table:number-columns-repeated="1023" table:default-cell-style-name="ce1"/>
        <table:table-row table:style-name="ro1">
          <table:table-cell office:value-type="float" office:value="1218" calcext:value-type="float">
            <text:p>1218</text:p>
          </table:table-cell>
          <table:table-cell/>
          <table:table-cell office:value-type="string" calcext:value-type="string">
            <text:p>min</text:p>
          </table:table-cell>
          <table:table-cell table:style-name="ce2" table:formula="of:=MIN([.A1:.A99])" office:value-type="float" office:value="-3556" calcext:value-type="float">
            <text:p>-3556</text:p>
          </table:table-cell>
          <table:table-cell table:number-columns-repeated="1020"/>
        </table:table-row>
        <table:table-row table:style-name="ro1">
          <table:table-cell office:value-type="float" office:value="1147" calcext:value-type="float">
            <text:p>1147</text:p>
          </table:table-cell>
          <table:table-cell/>
          <table:table-cell office:value-type="string" calcext:value-type="string">
            <text:p>max</text:p>
          </table:table-cell>
          <table:table-cell table:style-name="ce2" table:formula="of:=MAX([.A1:.A99])" office:value-type="float" office:value="9292" calcext:value-type="float">
            <text:p>9292</text:p>
          </table:table-cell>
          <table:table-cell table:number-columns-repeated="1020"/>
        </table:table-row>
        <table:table-row table:style-name="ro1">
          <table:table-cell office:value-type="float" office:value="1568" calcext:value-type="float">
            <text:p>1568</text:p>
          </table:table-cell>
          <table:table-cell/>
          <table:table-cell office:value-type="string" calcext:value-type="string">
            <text:p>media</text:p>
          </table:table-cell>
          <table:table-cell table:style-name="ce2" table:formula="of:=AVERAGE([.A1:.A99])" office:value-type="float" office:value="2871.39393939394" calcext:value-type="float">
            <text:p>2871,39393939394</text:p>
          </table:table-cell>
          <table:table-cell table:number-columns-repeated="1020"/>
        </table:table-row>
        <table:table-row table:style-name="ro1">
          <table:table-cell office:value-type="float" office:value="-2677" calcext:value-type="float">
            <text:p>-2677</text:p>
          </table:table-cell>
          <table:table-cell table:number-columns-repeated="1023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102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1023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1023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1023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1023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1023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1023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1023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1023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1023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1023"/>
        </table:table-row>
        <table:table-row table:style-name="ro1">
          <table:table-cell office:value-type="float" office:value="-3556" calcext:value-type="float">
            <text:p>-3556</text:p>
          </table:table-cell>
          <table:table-cell table:number-columns-repeated="1023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102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023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1023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1023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1023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1023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102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023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1023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102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1023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1023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1023"/>
        </table:table-row>
        <table:table-row table:style-name="ro1">
          <table:table-cell office:value-type="float" office:value="-1109" calcext:value-type="float">
            <text:p>-1109</text:p>
          </table:table-cell>
          <table:table-cell table:number-columns-repeated="1023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1023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1023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102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023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1023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1023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102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023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1023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1023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1023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1023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1023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102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1023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102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1023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1023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1023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1023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1023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1023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023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1023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1023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102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023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1023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1023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1023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102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023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1023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1023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1023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1023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1023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1023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1023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1023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1023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1023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1023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1023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1023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1023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1023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1023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1023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1023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1023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1023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1023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1023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1023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1023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1023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1023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1023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1023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1023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1023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1023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1023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1023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1023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UKIJ CJK" svg:font-family="'UKIJ CJ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UKIJ CJK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 style:data-style-name="N2" text:time-value="15:35:24.634922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0T15:38:26.369221807</dc:date>
    <dc:creator>atrent </dc:creator>
    <meta:editing-duration>PT6M4S</meta:editing-duration>
    <meta:editing-cycles>4</meta:editing-cycles>
    <meta:generator>LibreOffice/6.1.5.2$Linux_X86_64 LibreOffice_project/10$Build-2</meta:generator>
    <meta:document-statistic meta:table-count="1" meta:cell-count="105" meta:object-count="0"/>
  </office:meta>
</office:document-meta>
</file>